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9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CO_GRUPO</text:p>
          </table:table-cell>
          <table:table-cell table:style-name="ce1" office:value-type="string" calcext:value-type="string">
            <text:p>NM_GRUP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CINA VETERINÁRI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DONTOLOGI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ICI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GRONOMI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RMÁCI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FERMAGEM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ONOAUDIOLOGI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TRIÇÃ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DUCAÇÃO FÍSIC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ISIOTERAPI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IÇO SOCIAL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ZOOTECNI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ERAPIA OCUPACIONAL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IOMEDICI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ECNOLOGIA EM RADIOLOGI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CNOLOGIA EM AGROINDÚSTRI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CNOLOGIA EM AGRONEGÓCIO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CNOLOGIA EM GESTÃO HOSPITALA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ECNOLOGIA EM GESTÃO AMBIENTA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QUITETURA E URBANISM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ECNOLOGIA EM ALIMENTO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CNOLOGIA EM ANÁLISE E DESENVOLVIMENTO DE SISTEMA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CNOLOGIA EM AUTOMAÇÃO INDUSTRIA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CNOLOGIA EM CONSTRUÇÃO DE EDIFÍCIO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CNOLOGIA EM FABRICAÇÃO MECÂN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CNOLOGIA EM GESTÃO DA PRODUÇÃO INDUSTRIA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ECNOLOGIA EM MANUTENÇÃO INDUSTRIA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CNOLOGIA EM PROCESSOS QUÍMICO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ECNOLOGIA EM REDES DE COMPUTADORE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ECNOLOGIA EM SANEAMENTO AMBIENTA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MATEMÁTICA (BACHARELADO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MATEMÁTICA (LICENCIATUR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LETRAS (BACHARELADO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LETRAS (LICENCIATUR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FÍSICA (BACHARELADO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FÍSICA (LICENCIATUR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QUÍMICA (BACHARELADO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QUÍMICA (LICENCIATUR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QUÍMICA (ATRIBUIÇÕES TECNOLÓGICAS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BIOLOGIA (BACHARELADO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BIOLOGIA (LICENCIATUR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EDAGOGIA (LICENCIATUR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HISTÓRIA (BACHARELADO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HISTÓRIA (LICENCIATUR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ARTES VISUAIS (LICENCIATUR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GEOGRAFIA (BACHARELADO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GEOGRAFIA (LICENCIATUR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FILOSOFIA (BACHARELADO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FILOSOFIA (LICENCIATUR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EDUCAÇÃO FÍSICA (LICENCIATUR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COMPUTAÇÃO (BACHARELADO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MPUTAÇÃO (LICENCIATUR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COMPUTAÇÃO (SISTEMAS DE INFORMAÇÃO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COMPUTAÇÃO (ENGENHARIA DE COMPUTAÇÃO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ÚSICA (LICENCIATUR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CIÊNCIAS SOCIAIS (BACHARELADO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CIÊNCIAS SOCIAIS (LICENCIATUR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ENGENHARIA (GRUPO I) - ENGENHARIA GEOLÓG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708" calcext:value-type="float">
            <text:p>5708</text:p>
          </table:table-cell>
          <table:table-cell office:value-type="string" calcext:value-type="string">
            <text:p>ENGENHARIA (GRUPO I) - ENGENHARIA DE AGRIMENSUR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709" calcext:value-type="float">
            <text:p>5709</text:p>
          </table:table-cell>
          <table:table-cell office:value-type="string" calcext:value-type="string">
            <text:p>ENGENHARIA (GRUPO I) - ENGENHARIA CARTOGRÁF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ENGENHARIA (GRUPO I) - ENGENHARIA CIVI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ENGENHARIA (GRUPO I) - ENGENHARIA DE RECURSOS HÍDRICO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712" calcext:value-type="float">
            <text:p>5712</text:p>
          </table:table-cell>
          <table:table-cell office:value-type="string" calcext:value-type="string">
            <text:p>ENGENHARIA (GRUPO I) - ENGENHARIA SANITÁRI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ENGENHARIA (GRUPO II) - ENGENHARIA ELÉTR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807" calcext:value-type="float">
            <text:p>5807</text:p>
          </table:table-cell>
          <table:table-cell office:value-type="string" calcext:value-type="string">
            <text:p>ENGENHARIA (GRUPO II) - ENGENHARIA INDUSTRIAL ELÉTR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808" calcext:value-type="float">
            <text:p>5808</text:p>
          </table:table-cell>
          <table:table-cell office:value-type="string" calcext:value-type="string">
            <text:p>ENGENHARIA (GRUPO II) - ENGENHARIA ELETROTÉCN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809" calcext:value-type="float">
            <text:p>5809</text:p>
          </table:table-cell>
          <table:table-cell office:value-type="string" calcext:value-type="string">
            <text:p>ENGENHARIA (GRUPO II) - ENGENHARIA DE COMPUTAÇÃ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811" calcext:value-type="float">
            <text:p>5811</text:p>
          </table:table-cell>
          <table:table-cell office:value-type="string" calcext:value-type="string">
            <text:p>ENGENHARIA (GRUPO II) - ENGENHARIA DE REDES DE COMUNICAÇÃ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812" calcext:value-type="float">
            <text:p>5812</text:p>
          </table:table-cell>
          <table:table-cell office:value-type="string" calcext:value-type="string">
            <text:p>ENGENHARIA (GRUPO II) - ENGENHARIA ELETRÔN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813" calcext:value-type="float">
            <text:p>5813</text:p>
          </table:table-cell>
          <table:table-cell office:value-type="string" calcext:value-type="string">
            <text:p>ENGENHARIA (GRUPO II) - ENGENHARIA MECATRÔN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814" calcext:value-type="float">
            <text:p>5814</text:p>
          </table:table-cell>
          <table:table-cell office:value-type="string" calcext:value-type="string">
            <text:p>ENGENHARIA (GRUPO II) - ENGENHARIA DE CONTROLE E AUTOMAÇÃ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ENGENHARIA (GRUPO II) - ENGENHARIA DE TELECOMUNICAÇÕE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901" calcext:value-type="float">
            <text:p>5901</text:p>
          </table:table-cell>
          <table:table-cell office:value-type="string" calcext:value-type="string">
            <text:p>ENGENHARIA (GRUPO III) - ENGENHARIA INDUSTRIAL MECÂN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ENGENHARIA (GRUPO III) - ENGENHARIA MECÂN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ENGENHARIA (GRUPO III) - ENGENHARIA AEROESPACIA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ENGENHARIA (GRUPO III) - ENGENHARIA AERONÁUT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905" calcext:value-type="float">
            <text:p>5905</text:p>
          </table:table-cell>
          <table:table-cell office:value-type="string" calcext:value-type="string">
            <text:p>ENGENHARIA (GRUPO III) - ENGENHARIA AUTOMOTIV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906" calcext:value-type="float">
            <text:p>5906</text:p>
          </table:table-cell>
          <table:table-cell office:value-type="string" calcext:value-type="string">
            <text:p>ENGENHARIA (GRUPO III) - ENGENHARIA NAVA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ENGENHARIA (GRUPO IV) - ENGENHARIA BIOQUÍM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ENGENHARIA (GRUPO IV) - ENGENHARIA DE BIOTECNOLOGI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ENGENHARIA (GRUPO IV) - ENGENHARIA INDUSTRIAL QUÍM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ENGENHARIA (GRUPO IV) - ENGENHARIA QUÍM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ENGENHARIA (GRUPO IV) - ENGENHARIA DE ALIMENTO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ENGENHARIA (GRUPO IV) - ENGENHARIA TÊXTI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ENGENHARIA (GRUPO V) - ENGENHARIA DE MATERIAI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ENGENHARIA (GRUPO V) - ENGENHARIA FÍS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ENGENHARIA (GRUPO V) - ENGENHARIA METALÚRG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ENGENHARIA (GRUPO V) - ENGENHARIA DE MATERIAIS (MADEIR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ENGENHARIA (GRUPO V) - ENGENHARIA DE MATERIAIS (PLÁSTICO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ENGENHARIA (GRUPO VI) - ENGENHARIA DE PRODUÇÃ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ENGENHARIA (GRUPO VI) - ENGENHARIA DE PRODUÇÃO MECÂN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ENGENHARIA (GRUPO VI) - ENGENHARIA DE PRODUÇÃO ELÉTR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ENGENHARIA (GRUPO VI) - ENGENHARIA DE PRODUÇÃO QUÍMI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213" calcext:value-type="float">
            <text:p>6213</text:p>
          </table:table-cell>
          <table:table-cell office:value-type="string" calcext:value-type="string">
            <text:p>ENGENHARIA (GRUPO VI) - ENGENHARIA DE PRODUÇÃO DE MATERIAI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ENGENHARIA (GRUPO VI) - ENGENHARIA DE PRODUÇÃO CIVI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306" calcext:value-type="float">
            <text:p>6306</text:p>
          </table:table-cell>
          <table:table-cell office:value-type="string" calcext:value-type="string">
            <text:p>ENGENHARIA (GRUPO VII) - ENGENHARI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ENGENHARIA (GRUPO VII) - ENGENHARIA AMBIENTA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308" calcext:value-type="float">
            <text:p>6308</text:p>
          </table:table-cell>
          <table:table-cell office:value-type="string" calcext:value-type="string">
            <text:p>ENGENHARIA (GRUPO VII) - ENGENHARIA INDUSTRIA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ENGENHARIA (GRUPO VII) - ENGENHARIA DE MINA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ENGENHARIA (GRUPO VII) - ENGENHARIA DE PETRÓLE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ENGENHARIA (GRUPO VIII) - ENGENHARIA AGRÍCOL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ENGENHARIA (GRUPO VIII) - ENGENHARIA FLORESTA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ENGENHARIA (GRUPO VIII) - ENGENHARIA DE PES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ISTRAÇÃ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EIT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ÊNCIAS ECONÔMICA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SICOLOGI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IÊNICAS CONTÁBEI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SIGN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RISM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CRETARIADO EXECUTIV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LAÇÕES INTERNACIONAI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CNOLOGIA EM MARKETING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CNOLOGIA EM PROCESSOS GERENCIAI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CNOLOGIA EM GESTÃO DE RECURSOS HUMANO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CNOLOGIA EM GESTÃO FINANCEIR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CNOLOGIA EM GESTÃO COMERCIAL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ECNOLOGIA EM LOGÍSTI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JORNALISM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PUBLICIDADE E PROPAGAND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CINA VETERINÁRI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DONTOLOGI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ICI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GRONOMI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RMÁCI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FERMAGEM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ONOAUDIOLOGI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TRIÇÃ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ISIOTERAPI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IÇO SOCIAL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ZOOTECNI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IOMEDICI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ECNOLOGIA EM RADIOLOGI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CNOLOGIA EM AGRONEGÓCIO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CNOLOGIA EM GESTÃO HOSPITALAR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ECNOLOGIA EM GESTÃO AMBIENTAL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EDUCAÇÃO FÍSICA (BACHARELAD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QUITETURA E URBANISM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CNOLOGIA EM ANÁLISE E DESENVOLVIMENTO DE SISTEMA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CNOLOGIA EM AUTOMAÇÃO INDUSTRIAL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CNOLOGIA EM GESTÃO DA PRODUÇÃO INDUSTRIAL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ECNOLOGIA EM REDES DE COMPUTADORE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MATEMÁTICA (BACHARELAD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MATEMÁTICA (LICENCIATU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LETRAS-PORTUGUÊS (BACHARELAD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LETRAS-PORTUGUÊS (LICENCIATU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LETRAS-PORTUGUÊS E INGLÊS (LICENCIATU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LETRAS-PORTUGUÊS E ESPANHOL (LICENCIATU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FÍSICA (BACHARELAD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FÍSICA (LICENCIATU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QUÍMICA (BACHARELAD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QUÍMICA (LICENCIATU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CIÊNCIAS BIOLÓGICAS (BACHARELAD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CIÊNCIAS BIOLÓGICAS (LICENCIATU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EDAGOGIA (LICENCIATU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HISTÓRIA (BACHARELAD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HISTÓRIA (LICENCIATU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ARTES VISUAIS (LICENCIATU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GEOGRAFIA (BACHARELAD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GEOGRAFIA (LICENCIATU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FILOSOFIA (BACHARELAD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FILOSOFIA (LICENCIATU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EDUCAÇÃO FÍSICA (LICENCIATU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CIÊNCIA DA COMPUTAÇÃO (BACHARELAD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IÊNCIA DA COMPUTAÇÃO (LICENCIATU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SISTEMAS DE INFORMAÇÃ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ÚSICA (LICENCIATU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CIÊNCIAS SOCIAIS (BACHARELAD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CIÊNCIAS SOCIAIS (LICENCIATU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ENGENHARIA CIVIL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ENGENHARIA ELÉTRI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809" calcext:value-type="float">
            <text:p>5809</text:p>
          </table:table-cell>
          <table:table-cell office:value-type="string" calcext:value-type="string">
            <text:p>ENGENHARIA DE COMPUTAÇÃ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814" calcext:value-type="float">
            <text:p>5814</text:p>
          </table:table-cell>
          <table:table-cell office:value-type="string" calcext:value-type="string">
            <text:p>ENGENHARIA DE CONTROLE E AUTOMAÇÃ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ENGENHARIA MECÂNI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ENGENHARIA QUÍMI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ENGENHARIA DE ALIMENTO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ENGENHARIA DE PRODUÇÃ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306" calcext:value-type="float">
            <text:p>6306</text:p>
          </table:table-cell>
          <table:table-cell office:value-type="string" calcext:value-type="string">
            <text:p>ENGENHARI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ENGENHARIA AMBIENTAL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ENGENHARIA FLORESTA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ISTRAÇÃ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EIT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ÊNCIAS ECONÔMICA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SICOLOGI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IÊNCIAS CONTÁBEI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SIG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RISM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CRETARIADO EXECUTIV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LAÇÕES INTERNACIONAI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ECNOLOGIA EM DESIGN DE MOD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CNOLOGIA EM MARKETING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CNOLOGIA EM PROCESSOS GERENCIAI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CNOLOGIA EM GESTÃO DE RECURSOS HUMANO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CNOLOGIA EM GESTÃO FINANCEIR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CNOLOGIA EM GASTRONOMI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CNOLOGIA EM GESTÃO COMERCIA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ECNOLOGIA EM LOGÍSTI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MINISTRAÇÃO PÚBLI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OLOGI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ECNOLOGIA EM COMÉRCIO EXTERIO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ECNOLOGIA EM DESIGN DE INTERIORE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ECNOLOGIA EM DESIGN GRÁFIC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CNOLOGIA EM GESTÃO DA QUALIDAD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ECNOLOGIA EM GESTÃO PÚBLI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JORNALISM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PUBLICIDADE E PROPAGAND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CINA VETERINÁRI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DONTOLOGI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ICIN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GRONOMI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RMÁCI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FERMAGEM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ONOAUDIOLOGI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TRIÇÃ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ISIOTERAPI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IÇO SOCIAL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ZOOTECNI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IOMEDICIN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ECNOLOGIA EM RADIOLOGI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CNOLOGIA EM AGRONEGÓCIO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CNOLOGIA EM GESTÃO HOSPITALAR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ECNOLOGIA EM GESTÃO AMBIENTAL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CNOLOGIA EM ESTÉTICA E COSMÉTIC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EDUCAÇÃO FÍSICA (BACHARELADO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quitetura e Urbanism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cnologia em Análise e Desenvolvimento de Sistema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cnologia em Gestão da Produção Industrial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ecnologia em Redes de Computadore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Matemática (Bacharelado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Matemática (Licenciatura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Letras-Português (Bacharelado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Letras-Português (Licenciatura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Letras-Português e Inglês (Licenciatura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Letras-Português e Espanhol (Licenciatura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Física (Bacharelado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Física (Licenciatura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Química (Bacharelado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Química (Licenciatura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Ciências Biológicas (Bacharelado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Ciências Biológicas (Licenciatura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edagogia (Licenciatura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História (Bacharelado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História (Licenciatura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Artes Visuais (Licenciatura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Geografia (Bacharelado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Geografia (Licenciatura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Filosofia (Bacharelado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Filosofia (Licenciatura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Educação Física (Licenciatura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Engenharia Da Computaçã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Ciência Da Computação (Bacharelado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iência Da Computação (Licenciatura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Sistemas De Informaçã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úsica (Licenciatura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Ciências Sociais (Bacharelado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Ciências Sociais (Licenciatura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Engenharia Civil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Engenharia Elétrica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814" calcext:value-type="float">
            <text:p>5814</text:p>
          </table:table-cell>
          <table:table-cell office:value-type="string" calcext:value-type="string">
            <text:p>Engenharia de Controle e Automaçã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Engenharia Mecânica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02" calcext:value-type="float">
            <text:p>6002</text:p>
          </table:table-cell>
          <table:table-cell office:value-type="string" calcext:value-type="string">
            <text:p>Engenharia de Alimento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Engenharia Química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Engenharia de Produçã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06" calcext:value-type="float">
            <text:p>6306</text:p>
          </table:table-cell>
          <table:table-cell office:value-type="string" calcext:value-type="string">
            <text:p>Engenharia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Engenharia Ambiental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Engenharia Florestal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07" calcext:value-type="float">
            <text:p>6407</text:p>
          </table:table-cell>
          <table:table-cell office:value-type="string" calcext:value-type="string">
            <text:p>Letras - Inglê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09" calcext:value-type="float">
            <text:p>6409</text:p>
          </table:table-cell>
          <table:table-cell office:value-type="string" calcext:value-type="string">
            <text:p>Tecnologia em Gestão da Tecnologia da Informação</text:p>
          </table:table-cell>
        </table:table-row>
        <table:table-row table:style-name="ro1" table:number-rows-repeated="104830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26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" number:language="pt" number:country="BR">
      <number:currency-symbol number:language="pt" number:country="BR">€</number:currency-symbol>
      <number:number number:decimal-places="2" loext:min-decimal-places="2" number:min-integer-digits="1" number:grouping="true"/>
      <number:text> </number:text>
    </number:currency-style>
    <number:currency-style style:name="N10108" number:language="pt" number:country="BR">
      <number:currency-symbol number:language="pt" number:country="BR"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109P0" style:volatile="true" number:language="pt" number:country="BR">
      <number:currency-symbol number:language="pt" number:country="BR">€</number:currency-symbol>
      <number:number number:decimal-places="2" loext:min-decimal-places="2" number:min-integer-digits="1" number:grouping="true"/>
      <number:text> </number:text>
    </number:currency-style>
    <number:currency-style style:name="N10109P1" style:volatile="true" number:language="pt" number:country="BR">
      <number:currency-symbol number:language="pt" number:country="BR"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109" number:language="pt" number:country="BR">
      <number:currency-symbol number:language="pt" number:country="BR">€</number:currency-symbol>
      <number:text>-</number:text>
      <number:number number:decimal-places="0" loext:min-decimal-places="0" number:min-integer-digits="2"/>
      <number:text> </number:text>
      <style:map style:condition="value()&gt;0" style:apply-style-name="N10109P0"/>
      <style:map style:condition="value()&lt;0" style:apply-style-name="N10109P1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7:14:38.567380508</meta:creation-date>
    <dc:date>2019-03-09T17:36:24.804646289</dc:date>
    <meta:editing-duration>PT21M44S</meta:editing-duration>
    <meta:editing-cycles>6</meta:editing-cycles>
    <meta:generator>LibreOffice/6.0.7.3$Linux_X86_64 LibreOffice_project/00m0$Build-3</meta:generator>
    <meta:document-statistic meta:table-count="1" meta:cell-count="807" meta:object-count="0"/>
  </office:meta>
</office:document-meta>
</file>